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7e244" officeooo:paragraph-rsid="0007e244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7e244" officeooo:paragraph-rsid="0008dccd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8dccd" officeooo:paragraph-rsid="0008dccd" style:font-size-asian="12.25pt" style:font-weight-asian="bold" style:font-size-complex="14pt" style:font-weight-complex="bold"/>
    </style:style>
    <style:style style:name="P4" style:family="paragraph" style:parent-style-name="Standard" style:list-style-name="L2">
      <style:text-properties fo:font-size="12pt" fo:font-weight="normal" officeooo:rsid="0007e244" officeooo:paragraph-rsid="0007e244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text-properties fo:font-size="12pt" fo:font-weight="normal" officeooo:rsid="0007e244" officeooo:paragraph-rsid="0008dccd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text-properties fo:font-size="12pt" fo:font-weight="normal" officeooo:rsid="0008dccd" officeooo:paragraph-rsid="0008dccd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8dccd" officeooo:paragraph-rsid="0008dccd" style:font-size-asian="10.5pt" style:font-weight-asian="normal" style:font-size-complex="12pt" style:font-weight-complex="normal"/>
    </style:style>
    <style:style style:name="P8" style:family="paragraph" style:parent-style-name="Text_20_body" style:list-style-name="L2">
      <style:text-properties fo:font-size="12pt" fo:font-weight="normal" officeooo:rsid="0007e244" officeooo:paragraph-rsid="0008dccd" style:font-size-asian="10.5pt" style:font-weight-asian="normal" style:font-size-complex="12pt" style:font-weight-complex="normal"/>
    </style:style>
    <style:style style:name="T1" style:family="text">
      <style:text-properties officeooo:rsid="000a3994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latile</text:p>
      <text:p text:style-name="P1"/>
      <text:list xml:id="list1720144715" text:style-name="L2">
        <text:list-item>
          <text:p text:style-name="P4">It is used to inform the compiler that multiple threads will access a particular statement. It prevents the compiler from doing any reordering or any optimization.</text:p>
        </text:list-item>
        <text:list-item>
          <text:p text:style-name="P4">There is only one copy in the main memory. The value of a volatile variable will never be stored in the cache. All read and write will be done from and to the main memory.</text:p>
        </text:list-item>
        <text:list-item>
          <text:p text:style-name="P4">You can use the volatile keyword with variables. Using volatile keyword with classes and methods is illegal.</text:p>
        </text:list-item>
        <text:list-item>
          <text:p text:style-name="P4">It means that multiple threads can use a method and instance of the classes at the same time without any problem. The volatile keyword can be used either with primitive type or objects.</text:p>
        </text:list-item>
        <text:list-item>
          <text:p text:style-name="P6">It does not block any thread</text:p>
        </text:list-item>
      </text:list>
      <text:p text:style-name="P7"/>
      <text:p text:style-name="P3">Synchronization</text:p>
      <text:p text:style-name="P2"/>
      <text:list xml:id="list114116933538861" text:continue-numbering="true" text:style-name="L2">
        <text:list-item>
          <text:p text:style-name="P8">Synchronization is built around an internal entity known as the lock or monitor. Every object has a lock associated with it. By convention, a thread that needs consistent access to an object's fields has to acquire the object's lock before accessing them, and then release the lock when it's done with them.</text:p>
        </text:list-item>
        <text:list-item>
          <text:p text:style-name="P8">Only one thread can own a monitor at a given time. When a thread acquires a lock, it is said to have entered the monitor. All other threads attempting to enter the locked monitor will be suspended until the first thread exits the monitor.</text:p>
          <text:list>
            <text:list-item>
              <text:p text:style-name="P5"><text:span text:style-name="Source_20_Text">synchronized</text:span><text:span text:style-name="Source_20_Text"><text:span text:style-name="T1">(object);</text:span></text:span></text:p>
            </text:list-item>
            <text:list-item>
              <text:p text:style-name="P5"><text:span text:style-name="Source_20_Text">synchronized </text:span><text:span text:style-name="Source_20_Text"><text:span text:style-name="T1">method name;</text:span></text:span></text:p>
            </text:list-item>
          </text:list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10:29:14.123976693</meta:creation-date>
    <dc:date>2022-03-03T11:05:34.436234305</dc:date>
    <meta:editing-duration>PT16M1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228" meta:character-count="1278" meta:non-whitespace-character-count="1070"/>
  </office:meta>
</office:document-meta>
</file>